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A65FE5F7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5cm, 5.634cm, 12.536cm, 0.866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36cm" svg:height="22cm" svg:x="0.992cm" svg:y="2.391cm">
          <draw:image xlink:href="Pictures/10000000000005E8000007E0A65FE5F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3T11:54:31.221272563</dc:date>
    <meta:editing-duration>PT3M32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